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4.63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9.01mm"/>
    </style:style>
    <style:style style:name="Table1.D" style:family="table-column">
      <style:table-column-properties style:column-width="10.39mm"/>
    </style:style>
    <style:style style:name="Table1.E" style:family="table-column">
      <style:table-column-properties style:column-width="16.07mm"/>
    </style:style>
    <style:style style:name="Table1.F" style:family="table-column">
      <style:table-column-properties style:column-width="38.03mm"/>
    </style:style>
    <style:style style:name="Table1.G" style:family="table-column">
      <style:table-column-properties style:column-width="19.98mm"/>
    </style:style>
    <style:style style:name="Table1.H" style:family="table-column">
      <style:table-column-properties style:column-width="10.97mm"/>
    </style:style>
    <style:style style:name="Table1.I" style:family="table-column">
      <style:table-column-properties style:column-width="48.81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62" style:family="table-row">
      <style:table-row-properties fo:background-color="transparent" style:keep-together="true" fo:keep-together="auto">
        <style:background-image/>
      </style:table-row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style:text-outline="false" style:text-line-through-style="none" style:font-name="Arial3" fo:font-size="11pt" fo:text-shadow="none" style:text-underline-style="none" fo:font-weight="normal" style:font-name-asian="Arial3" style:font-size-asian="11pt" style:font-weight-asian="normal" style:font-name-complex="Arial3" style:font-size-complex="11pt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left">
      <style:text-properties style:text-outline="false" style:text-line-through-style="none" style:font-name="Arial3" fo:font-size="11pt" fo:font-style="italic" fo:text-shadow="none" style:text-underline-style="none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 style:text-emphasize="none" style:text-overline-style="none" style:text-overline-color="font-color"/>
    </style:style>
    <style:style style:name="P5" style:family="paragraph" style:parent-style-name="table_5f_header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5">Mega/D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5">EEZ Arduino shield+BP r1B12b</text:p>
          </table:table-cell>
          <table:covered-table-cell/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2" office:value-type="string">
            <text:p text:style-name="table_5f_header">IRQ*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1" office:value-type="string">
            <text:p text:style-name="table_5f_body_5f_centered">Level shift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">LED_CC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CC LED indication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">LED_CV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1 CV LED indication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**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">BP_OE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<text:a xlink:type="simple" xlink:href="http://www.microchip.com/ENC28J60" office:target-frame-name="_blank" xlink:show="new" text:style-name="Internet_20_link" text:visited-style-name="Visited_20_Internet_20_Link">ENC28J60-I/SS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ENC28J60-I/SS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6</text:p>
          </table:table-cell>
        </table:table-row>
        <text:soft-page-break/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</text:p>
          </table:table-cell>
        </table:table-row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data in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select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clock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P2">LED_PWR*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P4">Stand-by/remote indicator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7 <text:soft-page-break/>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Secure code reset (not sup<text:soft-page-break/>ported in firmware M1)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">LED_CC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2 CC LED indication</text:p>
          </table:table-cell>
        </table:table-row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">LED_CV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CV LED indication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>* The Arduino Due board has powerful interrupt capabilities that allows you to attach an interrupt function on all available pins. You can directly specify the pin number in <text:a xlink:type="simple" xlink:href="https://www.arduino.cc/en/Reference/AttachInterrupt" office:target-frame-name="_blank" xlink:show="new" text:style-name="Internet_20_link" text:visited-style-name="Visited_20_Internet_20_Link">attachInterrupt()</text:a>. </text:p>
      <text:p text:style-name="Standard">** Not available on <text:a xlink:type="simple" xlink:href="http://www.envox.hr/eez/bench-power-supply/psu-digital-control/psu-arduino-shield-without-bp-option.html" text:style-name="Internet_20_link" text:visited-style-name="Visited_20_Internet_20_Link">board</text:a> variant without binding posts. </text:p>
      <text:p text:style-name="Standard">*** Not used on Arduino shield+BP board variant where LED_PWR (OUT15 of the TLC5925 driver) has the same fun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600" meta:word-count="913" meta:character-count="3821"/>
    <meta:template xlink:type="simple" xlink:actuate="onRequest" xlink:title="EEZ template" xlink:href="../../../../.openoffice/4/user/template/EEZ%20template.ott" meta:date="2015-11-15T00:14:04"/>
  </office:meta>
</office:document-meta>
</file>